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acd3" officeooo:paragraph-rsid="0005acd3"/>
    </style:style>
    <style:style style:name="P2" style:family="paragraph" style:parent-style-name="Standard">
      <style:paragraph-properties fo:text-align="start" style:justify-single-word="false"/>
      <style:text-properties officeooo:rsid="0005acd3" officeooo:paragraph-rsid="0005acd3"/>
    </style:style>
    <style:style style:name="P3" style:family="paragraph" style:parent-style-name="Text_20_body" style:list-style-name="L2"/>
    <style:style style:name="P4" style:family="paragraph" style:parent-style-name="Text_20_body" style:list-style-name="L4"/>
    <style:style style:name="P5" style:family="paragraph" style:parent-style-name="Text_20_body" style:list-style-name="L6"/>
    <style:style style:name="P6" style:family="paragraph" style:parent-style-name="Text_20_body" style:list-style-name="L8"/>
    <style:style style:name="P7" style:family="paragraph" style:parent-style-name="Text_20_body" style:list-style-name="L10"/>
    <style:style style:name="P8" style:family="paragraph" style:parent-style-name="Text_20_body" style:list-style-name="L12"/>
    <style:style style:name="P9" style:family="paragraph" style:parent-style-name="Text_20_body" style:list-style-name="L14"/>
    <style:style style:name="P10" style:family="paragraph" style:parent-style-name="Text_20_body" style:list-style-name="L16"/>
    <style:style style:name="P11" style:family="paragraph" style:parent-style-name="Text_20_body" style:list-style-name="L18"/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P14" style:family="paragraph" style:parent-style-name="Text_20_body" style:list-style-name="L5">
      <style:paragraph-properties fo:margin-top="0cm" fo:margin-bottom="0cm" loext:contextual-spacing="false"/>
    </style:style>
    <style:style style:name="P15" style:family="paragraph" style:parent-style-name="Text_20_body" style:list-style-name="L7">
      <style:paragraph-properties fo:margin-top="0cm" fo:margin-bottom="0cm" loext:contextual-spacing="false"/>
    </style:style>
    <style:style style:name="P16" style:family="paragraph" style:parent-style-name="Text_20_body" style:list-style-name="L9">
      <style:paragraph-properties fo:margin-top="0cm" fo:margin-bottom="0cm" loext:contextual-spacing="false"/>
    </style:style>
    <style:style style:name="P17" style:family="paragraph" style:parent-style-name="Text_20_body" style:list-style-name="L11">
      <style:paragraph-properties fo:margin-top="0cm" fo:margin-bottom="0cm" loext:contextual-spacing="false"/>
    </style:style>
    <style:style style:name="P18" style:family="paragraph" style:parent-style-name="Text_20_body" style:list-style-name="L13">
      <style:paragraph-properties fo:margin-top="0cm" fo:margin-bottom="0cm" loext:contextual-spacing="false"/>
    </style:style>
    <style:style style:name="P19" style:family="paragraph" style:parent-style-name="Text_20_body" style:list-style-name="L15">
      <style:paragraph-properties fo:margin-top="0cm" fo:margin-bottom="0cm" loext:contextual-spacing="false"/>
    </style:style>
    <style:style style:name="P20" style:family="paragraph" style:parent-style-name="Text_20_body" style:list-style-name="L17">
      <style:paragraph-properties fo:margin-top="0cm" fo:margin-bottom="0cm" loext:contextual-spacing="false"/>
    </style:style>
    <style:style style:name="P21" style:family="paragraph" style:parent-style-name="Text_20_body" style:list-style-name="L19">
      <style:paragraph-properties fo:margin-top="0cm" fo:margin-bottom="0cm" loext:contextual-spacing="false"/>
    </style:style>
    <style:style style:name="T1" style:family="text">
      <style:text-properties officeooo:rsid="0005acd3"/>
    </style:style>
    <style:style style:name="T2" style:family="text">
      <style:text-properties officeooo:rsid="0007a268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per 6</text:p>
      <text:p text:style-name="P2">1- You will often be asked to attend seminars, workshops and other ------------------ scheduled as part of the convention or conference.</text:p>
      <text:list xml:id="list88837419" text:style-name="L1">
        <text:list-header>
          <text:p text:style-name="P12"/>
          <text:p text:style-name="P12"><text:bookmark text:name="Q_0_01"/><text:span text:style-name="T1">a- </text:span>plans<text:bookmark text:name="Q_0_1"/> <text:s text:c="5"/><text:span text:style-name="T1">b- </text:span>events<text:bookmark text:name="Q_0_2"/> <text:s text:c="5"/><text:span text:style-name="T1">c- </text:span>actions <text:s text:c="6"/><text:span text:style-name="T1">d-</text:span> facts</text:p>
          <text:p text:style-name="P12"/>
        </text:list-header>
      </text:list>
      <text:list xml:id="list3587633094" text:style-name="L2">
        <text:list-header>
          <text:p text:style-name="P3"><text:bookmark text:name="Q_1"/><text:span text:style-name="T1">2- </text:span>CFIA needs to undertake a full ------------------ of CVS to ensure that it is working to its full effectiveness. <text:s text:c="15"/><text:span text:style-name="T1">a- </text:span> option <text:s text:c="5"/><text:span text:style-name="T1">b- </text:span> function <text:s text:c="5"/><text:span text:style-name="T1">c-</text:span> invitation <text:s text:c="6"/><text:span text:style-name="T1">d- </text:span> evaluation</text:p>
        </text:list-header>
      </text:list>
      <text:list xml:id="list99363723" text:style-name="L3">
        <text:list-header>
          <text:p text:style-name="P13"/>
        </text:list-header>
      </text:list>
      <text:list xml:id="list1287053618" text:style-name="L4">
        <text:list-header>
          <text:p text:style-name="P4"><text:bookmark text:name="Q_2"/><text:span text:style-name="T1">3- </text:span>Creaform is the developer and main ---------------- of this line-up of handheld and self-positioned 3D laser scanners.</text:p>
        </text:list-header>
      </text:list>
      <text:list xml:id="list334543141" text:style-name="L5">
        <text:list-header>
          <text:p text:style-name="P14"><text:bookmark text:name="Q_2_01"/><text:span text:style-name="T1">a- </text:span>distributing <text:s text:c="4"/><text:span text:style-name="T1">b- </text:span> to distribute <text:s text:c="5"/><text:span text:style-name="T1">c- </text:span> distributor<text:bookmark text:name="Q_2_3"/><text:bookmark text:name="Q_21"/> <text:s text:c="5"/><text:span text:style-name="T1">d- </text:span>distribution</text:p>
          <text:p text:style-name="P14"/>
        </text:list-header>
      </text:list>
      <text:list xml:id="list2152912594" text:style-name="L6">
        <text:list-header>
          <text:p text:style-name="P5"><text:bookmark text:name="Q_3"/><text:span text:style-name="T1">4- </text:span>She is thrilled to have won this prize that will send her on a "Tour de France" of the top kitchens --------------- she gets back to her own cherished cooking.</text:p>
        </text:list-header>
      </text:list>
      <text:list xml:id="list2470040830" text:style-name="L7">
        <text:list-header>
          <text:p text:style-name="P15"><text:bookmark text:name="Q_3_01"/><text:span text:style-name="T1">a- </text:span>before <text:s text:c="4"/><text:span text:style-name="T1">b- </text:span> between <text:s text:c="5"/><text:span text:style-name="T1">c- </text:span> beyond <text:s text:c="5"/><text:span text:style-name="T1">d- </text:span> behind</text:p>
          <text:p text:style-name="P15"/>
        </text:list-header>
      </text:list>
      <text:list xml:id="list1816248916" text:style-name="L8">
        <text:list-header>
          <text:p text:style-name="P6"><text:bookmark text:name="Q_4"/><text:span text:style-name="T1">5- </text:span>After a month of depressing weather forecasts, there is <text:span text:style-name="T2">---------------</text:span> some positive news. </text:p>
        </text:list-header>
      </text:list>
      <text:list xml:id="list613008031" text:style-name="L9">
        <text:list-header>
          <text:p text:style-name="P16"><text:span text:style-name="T1">a- </text:span> finals<text:bookmark text:name="Q_4_1"/> <text:s text:c="5"/><text:span text:style-name="T1">b- </text:span>finalizing<text:bookmark text:name="Q_4_2"/> <text:s text:c="6"/><text:span text:style-name="T1">c- </text:span>finally <text:s text:c="5"/><text:span text:style-name="T1">d- </text:span> final</text:p>
          <text:p text:style-name="P16"/>
        </text:list-header>
      </text:list>
      <text:list xml:id="list2748779542" text:style-name="L10">
        <text:list-header>
          <text:p text:style-name="P7"><text:bookmark text:name="Q_5"/><text:span text:style-name="T1">6- </text:span>The reply included documentation comprising ----------------- instruction manual,, as well as calibration records and records of several tests.</text:p>
        </text:list-header>
      </text:list>
      <text:list xml:id="list490394984" text:style-name="L11">
        <text:list-header>
          <text:p text:style-name="P17"><text:bookmark text:name="Q_5_01"/><text:span text:style-name="T1">a- </text:span>disciplined<text:bookmark text:name="Q_5_1"/> <text:s text:c="5"/><text:span text:style-name="T1">b- </text:span>projected<text:bookmark text:name="Q_5_2"/> <text:s text:c="4"/><text:span text:style-name="T1">c- </text:span>skilled<text:bookmark text:name="Q_5_3"/><text:bookmark text:name="Q_51"/> <text:s text:c="5"/><text:span text:style-name="T1">d- </text:span>detailed</text:p>
          <text:p text:style-name="P17"/>
        </text:list-header>
      </text:list>
      <text:list xml:id="list642536164" text:style-name="L12">
        <text:list-header>
          <text:p text:style-name="P8"><text:bookmark text:name="Q_6"/><text:span text:style-name="T1">7- </text:span>Indeed, this is something that we can easily support, and we do it<text:line-break/>with a great amount of -------------------------------------. </text:p>
        </text:list-header>
      </text:list>
      <text:list xml:id="list2229000379" text:style-name="L13">
        <text:list-header>
          <text:p text:style-name="P18"><text:span text:style-name="T1">a- </text:span> enthusiasm <text:s text:c="5"/><text:span text:style-name="T1">b-</text:span> enthusiastically <text:s text:c="4"/><text:span text:style-name="T1">c- </text:span> enthusiast<text:bookmark text:name="Q_6_3"/><text:bookmark text:name="Q_61"/> <text:s text:c="5"/><text:span text:style-name="T1">d- </text:span>enthusiastic</text:p>
          <text:p text:style-name="P18"/>
        </text:list-header>
      </text:list>
      <text:list xml:id="list1857866146" text:style-name="L14">
        <text:list-header>
          <text:p text:style-name="P9"><text:bookmark text:name="Q_7"/><text:span text:style-name="T1">8- </text:span>We ought to agree with Mr Garcia-Margallo's view that we must consolidate all economic policy documents; there are too many of them and they are -----------------------. </text:p>
        </text:list-header>
      </text:list>
      <text:list xml:id="list1626077186" text:style-name="L15">
        <text:list-header>
          <text:p text:style-name="P19"><text:span text:style-name="T1">a- </text:span> former <text:s text:c="4"/><text:span text:style-name="T1">b-</text:span> disappointed <text:s text:c="6"/><text:span text:style-name="T1">c- </text:span> willing<text:bookmark text:name="Q_7_3"/><text:bookmark text:name="Q_71"/> <text:s text:c="5"/><text:span text:style-name="T1">d- </text:span>repetitive</text:p>
          <text:p text:style-name="P19"/>
        </text:list-header>
      </text:list>
      <text:list xml:id="list4133968700" text:style-name="L16">
        <text:list-header>
          <text:p text:style-name="P10"><text:bookmark text:name="Q_8"/><text:span text:style-name="T1">9- </text:span>In the next fiscal year, Saputo will continue to<text:line-break/>review overall activities in an ------------------------ to improve operational efficiencies and decrease operational costs.</text:p>
        </text:list-header>
      </text:list>
      <text:list xml:id="list4265815347" text:style-name="L17">
        <text:list-header>
          <text:p text:style-name="P20"><text:bookmark text:name="Q_8_01"/><text:span text:style-name="T1">a- </text:span>application <text:s text:c="5"/><text:span text:style-name="T1">b- </text:span> effort<text:bookmark text:name="Q_8_2"/> <text:s text:c="5"/><text:span text:style-name="T1">c- </text:span>increase <text:s text:c="4"/><text:span text:style-name="T1">d- </text:span> impression</text:p>
          <text:p text:style-name="P20"/>
        </text:list-header>
      </text:list>
      <text:list xml:id="list221084049" text:style-name="L18">
        <text:list-header>
          <text:p text:style-name="P11"><text:bookmark text:name="Q_9"/><text:span text:style-name="T1">10</text:span>The Commission has laid out a very clear blueprint of how much has been achieved and what has -------------- to be done before we reach the final hurdle.</text:p>
        </text:list-header>
      </text:list>
      <text:list xml:id="list2667258151" text:style-name="L19">
        <text:list-header>
          <text:p text:style-name="P21"><text:span text:style-name="T1">a- </text:span> even <text:s text:c="8"/><text:span text:style-name="T1">b- </text:span> neve<text:bookmark text:name="Q_9_2"/><text:span text:style-name="T1">r <text:s text:c="6"/>c- </text:span>  like <text:s text:c="7"/><text:span text:style-name="T1">d-</text:span> yet 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4:14:35.021000000</meta:creation-date>
    <meta:print-date>2017-10-23T14:21:40.089000000</meta:print-date>
    <dc:date>2020-07-15T15:26:18.725000000</dc:date>
    <meta:editing-duration>PT8M12S</meta:editing-duration>
    <meta:editing-cycles>2</meta:editing-cycles>
    <meta:generator>LibreOffice/5.3.5.2$Windows_x86 LibreOffice_project/50d9bf2b0a79cdb85a3814b592608037a682059d</meta:generator>
    <meta:document-statistic meta:table-count="0" meta:image-count="0" meta:object-count="0" meta:page-count="1" meta:paragraph-count="30" meta:word-count="335" meta:character-count="2114" meta:non-whitespace-character-count="1636"/>
  </office:meta>
</office:document-meta>
</file>